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.getComplex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.getTar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.getService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.getOperation( String operat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sdl.parse( URI wsdl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.parse( WSDLLocator wsdl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.getP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.Wsdl( WSDLLocator wsdlLocator , QName serviceQName , String por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sdl.getOper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.Wsdl( URI wsdlURI , QName serviceQName , String por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Wsdl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.getPortType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.setPort( QName por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